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EventHttpMessageReader.canRead( ResolvableType elementType , @ Nullable MediaType medi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EventHttpMessageReader.setMaxInMemorySize( int maxInMemor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EventHttpMessageReader.createEvents( HttpHeaders headers , Flux &lt; MultipartParser . BodyToken &gt; bodyToke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artEventHttpMessageReader.getMaxInMemo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EventHttpMessageReader.setMaxHeadersSize( int byte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EventHttpMessageReader.setHeadersCharset( Charset headers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tEventHttpMessageReader.readMono( ResolvableType elementType , ReactiveHttpInputMessage messag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tEventHttpMessageReader.getReadabl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EventHttpMessageReader.read( ResolvableType elementType , ReactiveHttpInputMessage message , Map &lt; String , Object &gt;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